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1.05pt dotted #ff3333" fo:border-right="none" fo:border-top="1.05pt dotted #ff3333" fo:border-bottom="1.05pt dotted #ff3333"/>
    </style:style>
    <style:style style:name="Tableau1.B1" style:family="table-cell">
      <style:table-cell-properties fo:padding="0.097cm" fo:border="1.05pt dotted #ff3333"/>
    </style:style>
    <style:style style:name="Tableau1.A2" style:family="table-cell">
      <style:table-cell-properties fo:padding="0.097cm" fo:border-left="1.05pt dotted #ff3333" fo:border-right="none" fo:border-top="none" fo:border-bottom="1.05pt dotted #ff3333"/>
    </style:style>
    <style:style style:name="Tableau1.B2" style:family="table-cell">
      <style:table-cell-properties fo:padding="0.097cm" fo:border-left="1.05pt dotted #ff3333" fo:border-right="1.05pt dotted #ff3333" fo:border-top="none" fo:border-bottom="1.05pt dotted 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A</text:p>
          </table:table-cell>
          <table:table-cell table:style-name="Tableau1.B1" office:value-type="string">
            <text:p text:style-name="Table_20_Contents">B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B2" office:value-type="string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10:40:18.81</meta:creation-date>
    <dc:date>2012-09-20T10:41:55.92</dc:date>
    <meta:editing-duration>P0D</meta:editing-duration>
    <meta:editing-cycles>1</meta:editing-cycles>
    <meta:document-statistic meta:table-count="1" meta:image-count="0" meta:object-count="0" meta:page-count="1" meta:paragraph-count="4" meta:word-count="4" meta:character-count="4" meta:non-whitespace-character-count="4"/>
    <meta:generator>LibreOffice/3.5$Windows_x86 LibreOffice_project/7e68ba2-a744ebf-1f241b7-c506db1-7d53735</meta:generator>
  </office:meta>
</office:document-meta>
</file>